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29927721367690391" text:style-name="L1">
        <text:list-item>
          <text:p text:style-name="P1">App dient zur Darstellung eines Fragebogens der von Patienten ausgefüllt werden kann</text:p>
        </text:list-item>
        <text:list-item>
          <text:p text:style-name="P1">Die Fragen und Antwortmöglichkeiten für den Fragebogen werden in einer XML definiert</text:p>
          <text:list>
            <text:list-item>
              <text:p text:style-name="P1">die XML wird im ODM Format dargestellt</text:p>
            </text:list-item>
            <text:list-item>
              <text:p text:style-name="P1">odm.xml</text:p>
            </text:list-item>
          </text:list>
        </text:list-item>
      </text:list>
      <text:list xml:id="list607915598840839176" text:style-name="L2">
        <text:list-item>
          <text:p text:style-name="P2">Die App wurde mit HTML und js programmiert (index.html)</text:p>
          <text:list>
            <text:list-item>
              <text:p text:style-name="P2">js code besteht aus folgenden drei Funktionen</text:p>
              <text:list>
                <text:list-item>
                  <text:p text:style-name="P2">getQuestions()</text:p>
                  <text:list>
                    <text:list-item>
                      <text:p text:style-name="P2">Liest alle Fragen und Antwortmöglichkeiten aus der XML aus</text:p>
                    </text:list-item>
                    <text:list-item>
                      <text:p text:style-name="P2">Werden in globalen Variablen gespeichert</text:p>
                    </text:list-item>
                  </text:list>
                </text:list-item>
                <text:list-item>
                  <text:p text:style-name="P2">setHTML()</text:p>
                  <text:list>
                    <text:list-item>
                      <text:p text:style-name="P2">Verändert die HTML so, dass jeweils eine Frage und die dazugehörigen Antwortmöglichkeiten dargestellt werden</text:p>
                    </text:list-item>
                  </text:list>
                </text:list-item>
                <text:list-item>
                  <text:p text:style-name="P2">saveAnswer()</text:p>
                  <text:list>
                    <text:list-item>
                      <text:p text:style-name="P2">wird nach dem Klick auf den Button ausgeführt</text:p>
                    </text:list-item>
                    <text:list-item>
                      <text:p text:style-name="P2">speichert die Antwort des Patienten in die Datenbank</text:p>
                    </text:list-item>
                    <text:list-item>
                      <text:p text:style-name="P2">Führt die Funktion setHTML nochmal aus, sofern weitere Fragen zur Darstellung vorhanden sind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21T12:12:28.85</meta:creation-date>
    <meta:document-statistic meta:table-count="0" meta:image-count="0" meta:object-count="0" meta:page-count="1" meta:paragraph-count="15" meta:word-count="123" meta:character-count="758"/>
    <dc:date>2018-06-21T14:25:14.56</dc:date>
    <meta:editing-duration>PT1H57M34S</meta:editing-duration>
    <meta:editing-cycles>1</meta:editing-cycles>
    <meta:generator>OpenOffice/4.1.2$Win32 OpenOffice.org_project/412m3$Build-9782</meta:generator>
  </office:meta>
</office:document-meta>
</file>